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1b460b" officeooo:paragraph-rsid="001b460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0c305" officeooo:paragraph-rsid="001b9a0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aa8ba" officeooo:paragraph-rsid="001b460b" style:font-weight-asian="bold" style:font-weight-complex="bold"/>
    </style:style>
    <style:style style:name="P6" style:family="paragraph" style:parent-style-name="Standard">
      <style:text-properties fo:font-weight="bold" officeooo:rsid="001aa8ba" officeooo:paragraph-rsid="001aa8ba" style:font-weight-asian="bold" style:font-weight-complex="bold"/>
    </style:style>
    <style:style style:name="P7" style:family="paragraph" style:parent-style-name="Standard">
      <style:text-properties officeooo:rsid="001aa8ba" officeooo:paragraph-rsid="001b460b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4f6fc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1b9a07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4f6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5d2e4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460b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1b9a07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4f6fc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b9a07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5d2e4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9a07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b9a07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italic" fo:font-weight="bold" officeooo:paragraph-rsid="001b460b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14f6fc" officeooo:paragraph-rsid="001b9a07"/>
    </style:style>
    <style:style style:name="P21" style:family="paragraph" style:parent-style-name="Text_20_body">
      <style:text-properties officeooo:rsid="0018e8a9" officeooo:paragraph-rsid="0018e8a9"/>
    </style:style>
    <style:style style:name="P22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style="italic" officeooo:rsid="0010c305" style:font-style-asian="italic" style:font-style-complex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4f6f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1b460b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1d60a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1d60ad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1d60ad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1dc4b5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0c305" officeooo:paragraph-rsid="001d60ad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1d60ad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1d60ad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1dc4b5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1d60ad" officeooo:paragraph-rsid="001d60ad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italic" officeooo:rsid="0010c305" officeooo:paragraph-rsid="001b9a07" style:font-style-asian="italic" style:font-style-complex="italic"/>
    </style:style>
    <style:style style:name="P35" style:family="paragraph" style:parent-style-name="Standard">
      <style:text-properties fo:font-style="italic" officeooo:rsid="0010c305" officeooo:paragraph-rsid="001d60ad" style:font-style-asian="italic" style:font-style-complex="italic"/>
    </style:style>
    <style:style style:name="P36" style:family="paragraph" style:parent-style-name="Standard">
      <style:text-properties fo:font-style="italic" fo:font-weight="bold" officeooo:rsid="0010c305" officeooo:paragraph-rsid="001d60ad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1aa8ba" officeooo:paragraph-rsid="001d60ad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normal" officeooo:rsid="001b460b" officeooo:paragraph-rsid="001d60ad" style:font-style-asian="italic" style:font-weight-asian="normal" style:font-style-complex="italic" style:font-weight-complex="normal"/>
    </style:style>
    <style:style style:name="P39" style:family="paragraph" style:parent-style-name="Heading_20_1">
      <style:text-properties officeooo:rsid="0018e8a9" officeooo:paragraph-rsid="0018e8a9"/>
    </style:style>
    <style:style style:name="P40" style:family="paragraph" style:parent-style-name="Heading_20_2">
      <style:text-properties officeooo:rsid="0015d2e4" officeooo:paragraph-rsid="0015d2e4"/>
    </style:style>
    <style:style style:name="P41" style:family="paragraph" style:parent-style-name="Heading_20_2">
      <style:text-properties officeooo:paragraph-rsid="0018e8a9"/>
    </style:style>
    <style:style style:name="T1" style:family="text">
      <style:text-properties officeooo:rsid="0014f6f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5d2e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e8a9"/>
    </style:style>
    <style:style style:name="T6" style:family="text">
      <style:text-properties officeooo:rsid="001aa8ba"/>
    </style:style>
    <style:style style:name="T7" style:family="text">
      <style:text-properties officeooo:rsid="001b9a07"/>
    </style:style>
    <style:style style:name="T8" style:family="text">
      <style:text-properties officeooo:rsid="001d60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Data types</text:h>
      <text:p text:style-name="P21"/>
      <text:h text:style-name="P39" text:outline-level="1">Functions</text:h>
      <text:h text:style-name="P40" text:outline-level="2">F<text:span text:style-name="T5">ileListRead.c</text:span></text:h>
      <text:p text:style-name="P22">Reads the contents of the file represented by filename into the string fcontents.</text:p>
      <text:p text:style-name="P8"><text:a xlink:type="simple" xlink:href="https://developer.gnome.org/glib/stable/glib-File-Utilities.html#g-file-get-contents">gboolean bl = g_file_get_contents(filename, &amp;fcontents, len, NULL)</text:a></text:p>
      <text:p text:style-name="P8"/>
      <text:p text:style-name="P14">Splits the string <text:span text:style-name="T2">fcontents</text:span> into an array of strings represented by <text:span text:style-name="T2">p</text:span>.</text:p>
      <text:p text:style-name="P8"><text:a xlink:type="simple" xlink:href="https://developer.gnome.org/glib/stable/glib-String-Utility-Functions.html#g-strsplit"><text:span text:style-name="T1">gchar **p = g_strsplit(fcontents,"\n",0)</text:span></text:a></text:p>
      <text:p text:style-name="P10"/>
      <text:p text:style-name="P14">Compares the given two arguments(strings).</text:p>
      <text:p text:style-name="P10"><text:a xlink:type="simple" xlink:href="https://developer.gnome.org/glib/stable/glib-String-Utility-Functions.html#g-ascii-strcasecmp">g_ascii_strcasecmp(p[i],"")</text:a></text:p>
      <text:p text:style-name="P10"/>
      <text:p text:style-name="P16">Adds the element p[i] into the end of the GSList represented by list.</text:p>
      <text:p text:style-name="P10"><text:a xlink:type="simple" xlink:href="https://developer.gnome.org/glib/stable/glib-Singly-Linked-Lists.html#g-slist-append">list = g_slist_append(list, p[i])</text:a></text:p>
      <text:p text:style-name="P10"/>
      <text:p text:style-name="P16">A wrapper around the standard printf() function.</text:p>
      <text:p text:style-name="P10"><text:a xlink:type="simple" xlink:href="https://developer.gnome.org/glib/stable/glib-String-Utility-Functions.html#g-printf">g_printf("--&gt; %s", (char*)iterator-&gt;data)</text:a></text:p>
      <text:p text:style-name="P10"/>
      <text:p text:style-name="P16">Sorts the given GSList according to the given comparison function.</text:p>
      <text:p text:style-name="P10"><text:a xlink:type="simple" xlink:href="https://developer.gnome.org/glib/stable/glib-Singly-Linked-Lists.html#g-slist-sort">list = g_slist_sort(list, (GcompareFunc)int_comparator)</text:a></text:p>
      <text:p text:style-name="P10"/>
      <text:p text:style-name="P23">The comparison function used to sort the GSList.</text:p>
      <text:p text:style-name="P11"><text:a xlink:type="simple" xlink:href="https://developer.gnome.org/glib/stable/glib-Doubly-Linked-Lists.html#GCompareFunc"><text:span text:style-name="T3">gint int_comparator(gconstpointer item1, gconstpointer item2)</text:span></text:a></text:p>
      <text:p text:style-name="P11"/>
      <text:p text:style-name="P16">Returns the length of the GSList represented by list.</text:p>
      <text:p text:style-name="P10"><text:a xlink:type="simple" xlink:href="https://developer.gnome.org/glib/stable/glib-Singly-Linked-Lists.html#g-slist-length">g_slist_length(list);</text:a></text:p>
      <text:p text:style-name="P10"/>
      <text:p text:style-name="P10"/>
      <text:h text:style-name="P41" text:outline-level="2">FileArrayRead.c</text:h>
      <text:p text:style-name="P34">Reads the contents of the file represented by filename into the string fcontents.</text:p>
      <text:p text:style-name="P3"><text:a xlink:type="simple" xlink:href="https://developer.gnome.org/glib/stable/glib-File-Utilities.html#g-file-get-contents">gboolean bl = g_file_get_contents(filename, &amp;fcontents, len, NULL)</text:a></text:p>
      <text:p text:style-name="P3"/>
      <text:p text:style-name="P1">Creates a new GArray of int type.</text:p>
      <text:p text:style-name="P5"><text:a xlink:type="simple" xlink:href="https://developer.gnome.org/glib/stable/glib-Arrays.html#g-array-new">GArray * array = g_array_new(FALSE, FALSE, sizeof(int) )</text:a></text:p>
      <text:p text:style-name="P7"/>
      <text:p text:style-name="P15">Splits the string <text:span text:style-name="T2">fcontents</text:span> into an array of strings represented by <text:span text:style-name="T2">p</text:span>.</text:p>
      <text:p text:style-name="P9"><text:a xlink:type="simple" xlink:href="https://developer.gnome.org/glib/stable/glib-String-Utility-Functions.html#g-strsplit"><text:span text:style-name="T1">gchar **p = g_strsplit(fcontents,"\n",0)</text:span></text:a></text:p>
      <text:p text:style-name="P9"/>
      <text:p text:style-name="P15">Compares the given two arguments(strings).</text:p>
      <text:p text:style-name="P20"><text:a xlink:type="simple" xlink:href="https://developer.gnome.org/glib/stable/glib-String-Utility-Functions.html#g-ascii-strcasecmp"><text:span text:style-name="T4">g_ascii_strcasecmp(p[i],"")</text:span></text:a></text:p>
      <text:p text:style-name="P15"><text:soft-page-break/>Converts a string to a <text:a xlink:type="simple" xlink:href="https://developer.gnome.org/glib/stable/glib-Basic-Types.html#gdouble">gdouble</text:a> value.</text:p>
      <text:p text:style-name="P13"><text:a xlink:type="simple" xlink:href="https://developer.gnome.org/glib/stable/glib-String-Utility-Functions.html#g-strtod"><text:span text:style-name="T6">int r = g_strtod(p[i], NULL)</text:span></text:a></text:p>
      <text:p text:style-name="P13"/>
      <text:p text:style-name="P18">Adds the value to the end of the dynamic array.</text:p>
      <text:p text:style-name="P13"><text:a xlink:type="simple" xlink:href="https://developer.gnome.org/glib/stable/glib-Arrays.html#g-array-append-val"><text:span text:style-name="T6">g_array_append_val(array, r)</text:span></text:a></text:p>
      <text:p text:style-name="P13"/>
      <text:p text:style-name="P17">Sorts the given G<text:span text:style-name="T7">Array</text:span> according to the given comparison function.</text:p>
      <text:p text:style-name="P6"><text:a xlink:type="simple" xlink:href="https://developer.gnome.org/glib/stable/glib-Arrays.html#g-array-sort">g_array_sort(array, (GcompareFunc)int_comparator)</text:a></text:p>
      <text:p text:style-name="P19"/>
      <text:p text:style-name="P24">The comparison function used to sort the GSList.</text:p>
      <text:p text:style-name="P12"><text:a xlink:type="simple" xlink:href="https://developer.gnome.org/glib/stable/glib-Doubly-Linked-Lists.html#GCompareFunc"><text:span text:style-name="T3">gint int_comparator(gconstpointer item1, gconstpointer item2)</text:span></text:a></text:p>
      <text:p text:style-name="P12"/>
      <text:p text:style-name="P18">Searches for element x in a GArray and prints if it is found or not.</text:p>
      <text:p text:style-name="P6">void find_element(int x, GArray* a)</text:p>
      <text:p text:style-name="P6"/>
      <text:p text:style-name="P2">Prints the elements of the given GArray.</text:p>
      <text:p text:style-name="P6">void print_array(GArray * a)</text:p>
      <text:p text:style-name="P6"/>
      <text:p text:style-name="P2">Returns the element of GArray at the index i.</text:p>
      <text:p text:style-name="P6"><text:a xlink:type="simple" xlink:href="https://developer.gnome.org/glib/stable/glib-Arrays.html#g-array-index">g_array_index(array, int, </text:a><text:a xlink:type="simple" xlink:href="https://developer.gnome.org/glib/stable/glib-Arrays.html#g-array-index"><text:span text:style-name="T7">i</text:span></text:a><text:a xlink:type="simple" xlink:href="https://developer.gnome.org/glib/stable/glib-Arrays.html#g-array-index">)</text:a></text:p>
      <text:p text:style-name="P4"/>
      <text:h text:style-name="Heading_20_2" text:outline-level="2">AppendArray.c</text:h>
      <text:p text:style-name="P35">Reads the contents of the file represented by filename into the string fcontents.</text:p>
      <text:p text:style-name="P36"><text:a xlink:type="simple" xlink:href="https://developer.gnome.org/glib/stable/glib-File-Utilities.html#g-file-get-contents">gboolean bl = g_file_get_contents(filename, &amp;fcontents, len, NULL)</text:a></text:p>
      <text:p text:style-name="P36"/>
      <text:p text:style-name="P38">Creates a new GArray of int type.</text:p>
      <text:p text:style-name="P37"><text:a xlink:type="simple" xlink:href="https://developer.gnome.org/glib/stable/glib-Arrays.html#g-array-new">GArray * array = g_array_new(FALSE, FALSE, sizeof(int) )</text:a></text:p>
      <text:p text:style-name="P37"/>
      <text:p text:style-name="P25">Splits the string <text:span text:style-name="T2">fcontents</text:span> into an array of strings represented by <text:span text:style-name="T2">p</text:span>.</text:p>
      <text:p text:style-name="P29"><text:a xlink:type="simple" xlink:href="https://developer.gnome.org/glib/stable/glib-String-Utility-Functions.html#g-strsplit"><text:span text:style-name="T1">gchar **p = g_strsplit(fcontents,"\n",0)</text:span></text:a></text:p>
      <text:p text:style-name="P29"/>
      <text:p text:style-name="P25">Compares the given two arguments(strings).</text:p>
      <text:p text:style-name="P30"><text:a xlink:type="simple" xlink:href="https://developer.gnome.org/glib/stable/glib-String-Utility-Functions.html#g-ascii-strcasecmp">g_ascii_strcasecmp(</text:a><text:a xlink:type="simple" xlink:href="https://developer.gnome.org/glib/stable/glib-String-Utility-Functions.html#g-ascii-strcasecmp"><text:span text:style-name="T8">p</text:span></text:a><text:a xlink:type="simple" xlink:href="https://developer.gnome.org/glib/stable/glib-String-Utility-Functions.html#g-ascii-strcasecmp">[</text:a><text:a xlink:type="simple" xlink:href="https://developer.gnome.org/glib/stable/glib-String-Utility-Functions.html#g-ascii-strcasecmp"><text:span text:style-name="T8">i</text:span></text:a><text:a xlink:type="simple" xlink:href="https://developer.gnome.org/glib/stable/glib-String-Utility-Functions.html#g-ascii-strcasecmp">],"")</text:a></text:p>
      <text:p text:style-name="P30"/>
      <text:p text:style-name="P25">Converts a string to a <text:span text:style-name="T8">int </text:span><text:s/>value.</text:p>
      <text:p text:style-name="P30"><text:a xlink:type="simple" xlink:href="https://developer.gnome.org/glib/stable/glib-String-Utility-Functions.html#g-strtod"><text:span text:style-name="T6">el = (int) g_strtod(q[j], NULL)</text:span></text:a></text:p>
      <text:p text:style-name="P30"/>
      <text:p text:style-name="P26">Adds the value to the end of the dynamic array.</text:p>
      <text:p text:style-name="P30"><text:a xlink:type="simple" xlink:href="https://developer.gnome.org/glib/stable/glib-Arrays.html#g-array-append-val"><text:span text:style-name="T6">g_array_append_val(array, el)</text:span></text:a></text:p>
      <text:p text:style-name="P30"/>
      <text:p text:style-name="P27">Prints the 2 dimensional array.</text:p>
      <text:p text:style-name="P31">Void array_print_2d(array, row, col)</text:p>
      <text:p text:style-name="P31"/>
      <text:p text:style-name="P28">Calculates the trace of the matrix.</text:p>
      <text:p text:style-name="P32">int trace = array_trace_2d(array, row)</text:p>
      <text:p text:style-name="P32"/>
      <text:p text:style-name="P32"/>
      <text:p text:style-name="P33"><text:soft-page-break/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08T11:09:24.473443632</dc:date>
    <meta:editing-duration>PT1H3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59" meta:word-count="368" meta:character-count="2612" meta:non-whitespace-character-count="2308"/>
  </office:meta>
</office:document-meta>
</file>